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style:text-underline-style="none" style:font-size-asian="12pt" style:font-size-complex="12pt"/>
    </style:style>
    <style:style style:name="P3" style:family="paragraph" style:parent-style-name="Table_20_Contents">
      <style:paragraph-properties fo:text-align="start" style:justify-single-word="false"/>
      <style:text-properties fo:font-size="12pt" style:font-size-asian="12pt" style:font-size-complex="12pt"/>
    </style:style>
    <style:style style:name="P4" style:family="paragraph" style:parent-style-name="Table_20_Contents">
      <style:paragraph-properties fo:text-align="start" style:justify-single-word="false"/>
      <style:text-properties style:font-name="Arial" fo:font-size="12pt" style:font-size-asian="12pt" style:font-size-complex="12pt"/>
    </style:style>
    <style:style style:name="P5" style:family="paragraph" style:parent-style-name="Table_20_Contents">
      <style:paragraph-properties fo:text-align="start" style:justify-single-word="false" fo:background-color="#dddddd">
        <style:background-image/>
      </style:paragraph-properties>
      <style:text-properties style:font-name="Arial" fo:font-size="12pt" style:font-size-asian="12pt" style:font-size-complex="12pt"/>
    </style:style>
    <style:style style:name="P6" style:family="paragraph" style:parent-style-name="Standard">
      <style:paragraph-properties fo:text-align="start" style:justify-single-word="false"/>
      <style:text-properties fo:font-size="12pt" style:text-underline-style="none" style:font-size-asian="12pt" style:font-size-complex="12pt"/>
    </style:style>
    <style:style style:name="P7"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list-style-name="L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list-style-name="L7">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25pt" style:text-underline-style="solid" style:text-underline-width="auto" style:text-underline-color="font-color" style:font-size-asian="25pt" style:font-size-complex="25pt"/>
    </style:style>
    <style:style style:name="P13" style:family="paragraph" style:parent-style-name="Standard">
      <style:paragraph-properties fo:text-align="center" style:justify-single-word="false"/>
      <style:text-properties style:font-name="Arial" fo:font-size="25pt" style:text-underline-style="solid" style:text-underline-width="auto" style:text-underline-color="font-color" style:font-size-asian="25pt" style:font-size-complex="25pt"/>
    </style:style>
    <style:style style:name="P14" style:family="paragraph" style:parent-style-name="Standard">
      <style:paragraph-properties fo:text-align="center" style:justify-single-word="false"/>
      <style:text-properties style:font-name="Arial" fo:font-size="25pt" style:text-underline-style="none" fo:font-weight="bold" style:font-size-asian="25pt" style:font-weight-asian="bold" style:font-size-complex="25pt" style:font-weight-complex="bold"/>
    </style:style>
    <style:style style:name="P15" style:family="paragraph" style:parent-style-name="Standard">
      <style:paragraph-properties fo:text-align="start" style:justify-single-word="false"/>
      <style:text-properties style:font-name="Arial" fo:font-size="12pt" style:text-underline-style="solid" style:text-underline-width="auto" style:text-underline-color="font-color" style:font-size-asian="12pt" style:font-size-complex="12pt"/>
    </style:style>
    <style:style style:name="P16"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6pt" style:text-underline-style="none" fo:font-weight="normal" style:font-size-asian="16pt" style:font-weight-asian="normal" style:font-size-complex="16pt" style:font-weight-complex="normal"/>
    </style:style>
    <style:style style:name="P18" style:family="paragraph" style:parent-style-name="Standard" style:list-style-name="L6">
      <style:paragraph-properties fo:text-align="start" style:justify-single-word="false"/>
      <style:text-properties fo:font-weight="normal" style:font-weight-asian="normal" style:font-weight-complex="normal"/>
    </style:style>
    <style:style style:name="P19" style:family="paragraph" style:parent-style-name="Footer">
      <style:paragraph-properties fo:text-align="end" style:justify-single-word="false"/>
    </style:style>
    <style:style style:name="T1" style:family="text">
      <style:text-properties style:text-underline-style="none"/>
    </style:style>
    <style:style style:name="T2" style:family="text">
      <style:text-properties fo:font-size="12pt" style:text-underline-style="none" style:font-size-asian="12pt" style:font-size-complex="12pt"/>
    </style:style>
    <style:style style:name="T3" style:family="text">
      <style:text-properties style:font-name="Arial" fo:font-size="12pt" style:text-underline-style="none" fo:font-weight="normal" style:font-size-asian="12pt" style:font-weight-asian="normal" style:font-size-complex="12pt" style:font-weight-complex="normal"/>
    </style:style>
    <style:style style:name="T4" style:family="text">
      <style:text-properties style:font-name="Arial"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flichtenheft</text:p>
      <text:p text:style-name="P13"/>
      <text:p text:style-name="P13">Eva.Lotion</text:p>
      <text:p text:style-name="P12"/>
      <text:p text:style-name="P15">Version:<text:span text:style-name="T1"><text:tab/><text:tab/><text:tab/><text:tab/>1.1</text:span></text:p>
      <text:p text:style-name="P15">Erstellungsdatum:<text:tab/><text:span text:style-name="T1"><text:tab/><text:tab/>27.04.2018</text:span></text:p>
      <text:p text:style-name="P15">Namen der Ersteller:<text:span text:style-name="T1"><text:tab/><text:tab/>Moritz von Wirth</text:span></text:p>
      <text:p text:style-name="P15"><text:span text:style-name="T1"><text:tab/><text:tab/><text:tab/><text:tab/><text:tab/>Michael Ziemnicki</text:span></text:p>
      <text:p text:style-name="P15"><text:span text:style-name="T1"><text:tab/><text:tab/><text:tab/><text:tab/><text:tab/>Siu Hun Fung</text:span></text:p>
      <text:p text:style-name="P15"><text:span text:style-name="T1"><text:tab/><text:tab/><text:tab/><text:tab/><text:tab/>Christian Kirchner</text:span></text:p>
      <text:p text:style-name="P2"/>
      <text:p text:style-name="P2">Revisionsübersicht: </text:p>
      <text:p text:style-name="P2"/>
      <table:table table:name="Tabelle1" table:style-name="Tabelle1">
        <table:table-column table:style-name="Tabelle1.A"/>
        <table:table-column table:style-name="Tabelle1.B"/>
        <table:table-row>
          <table:table-cell table:style-name="Tabelle1.A1" office:value-type="string">
            <text:p text:style-name="P1">Initialisierung des Pflichtenhefts</text:p>
          </table:table-cell>
          <table:table-cell table:style-name="Tabelle1.B1" office:value-type="string">
            <text:p text:style-name="P1">Moritz von Wirth 27.04.2018</text:p>
          </table:table-cell>
        </table:table-row>
        <table:table-row>
          <table:table-cell table:style-name="Tabelle1.A2" office:value-type="string">
            <text:p text:style-name="P1">Erstellung des Inhaltsverzeichnis</text:p>
          </table:table-cell>
          <table:table-cell table:style-name="Tabelle1.B2" office:value-type="string">
            <text:p text:style-name="P1">Moritz von Wirth 27.04.2018</text:p>
          </table:table-cell>
        </table:table-row>
        <table:table-row>
          <table:table-cell table:style-name="Tabelle1.A2" office:value-type="string">
            <text:p text:style-name="P1">Formulierung der Einleitung</text:p>
          </table:table-cell>
          <table:table-cell table:style-name="Tabelle1.B2" office:value-type="string">
            <text:p text:style-name="P1">Moritz von Wirth 27.04.2018</text:p>
          </table:table-cell>
        </table:table-row>
        <table:table-row>
          <table:table-cell table:style-name="Tabelle1.A2" office:value-type="string">
            <text:p text:style-name="P1">Formulierung des Konzepts und der Rahmenbedingungen</text:p>
          </table:table-cell>
          <table:table-cell table:style-name="Tabelle1.B2" office:value-type="string">
            <text:p text:style-name="P1">Moritz von Wirth 27.04.2018</text:p>
          </table:table-cell>
        </table:table-row>
        <table:table-row>
          <table:table-cell table:style-name="Tabelle1.A2" office:value-type="string">
            <text:p text:style-name="P1">Formulierung der Meilensteine</text:p>
          </table:table-cell>
          <table:table-cell table:style-name="Tabelle1.B2" office:value-type="string">
            <text:p text:style-name="P1">Moritz von Wirth 30.0.4.2018</text:p>
          </table:table-cell>
        </table:table-row>
        <table:table-row>
          <table:table-cell table:style-name="Tabelle1.A2" office:value-type="string">
            <text:p text:style-name="P1">Überarbeitung der Einleitung</text:p>
          </table:table-cell>
          <table:table-cell table:style-name="Tabelle1.B2" office:value-type="string">
            <text:p text:style-name="P1">Moritz von Wirth 30.04.2018</text:p>
          </table:table-cell>
        </table:table-row>
        <table:table-row>
          <table:table-cell table:style-name="Tabelle1.A2" office:value-type="string">
            <text:p text:style-name="P1">Überarbeitung der Meilensteine</text:p>
          </table:table-cell>
          <table:table-cell table:style-name="Tabelle1.B2" office:value-type="string">
            <text:p text:style-name="P1">Moritz von Wirth 30.04.2018</text:p>
          </table:table-cell>
        </table:table-row>
        <table:table-row>
          <table:table-cell table:style-name="Tabelle1.A2" office:value-type="string">
            <text:p text:style-name="P1"/>
          </table:table-cell>
          <table:table-cell table:style-name="Tabelle1.B2" office:value-type="string">
            <text:p text:style-name="P1"/>
          </table:table-cell>
        </table:table-row>
      </table:table>
      <text:p text:style-name="P2"/>
      <text:p text:style-name="P7">Inhaltsverzeichnis</text:p>
      <text:list xml:id="list8113251807899477234" text:style-name="L6">
        <text:list-item>
          <text:p text:style-name="P18"><text:span text:style-name="T2">Einleitung.............................................................................................................................2</text:span></text:p>
          <text:p text:style-name="P9">1.1<text:tab/>Allgemeines..............................................................................................................2</text:p>
        </text:list-item>
      </text:list>
      <text:list xml:id="list1010374854058598569" text:style-name="L7">
        <text:list-item>
          <text:list>
            <text:list-item>
              <text:list>
                <text:list-item>
                  <text:p text:style-name="P10">Zweck und Ziel dieses Dokuments...............................................................2</text:p>
                </text:list-item>
                <text:list-item>
                  <text:p text:style-name="P10">Abkürzungen.................................................................................................2</text:p>
                </text:list-item>
                <text:list-item>
                  <text:p text:style-name="P10">Ablage, Gültigkeit und Bezüge zu anderen Dokumenten.............................2</text:p>
                </text:list-item>
              </text:list>
            </text:list-item>
          </text:list>
        </text:list-item>
        <text:list-item>
          <text:p text:style-name="P10">Konzept und Rahmenbedingungen.......................................................................................2</text:p>
          <text:list>
            <text:list-item>
              <text:p text:style-name="P10">Ziele des Anbieters..............................................................................................2</text:p>
            </text:list-item>
            <text:list-item>
              <text:p text:style-name="P10">Ziele und Nutzen des Anwenders........................................................................2</text:p>
            </text:list-item>
            <text:list-item>
              <text:p text:style-name="P10">Benutzer / Zielgruppe..........................................................................................2</text:p>
            </text:list-item>
            <text:list-item>
              <text:p text:style-name="P10">Systemvorraussetzungen.....................................................................................2</text:p>
            </text:list-item>
            <text:list-item>
              <text:p text:style-name="P10">Ressourcen..........................................................................................................3</text:p>
            </text:list-item>
            <text:list-item>
              <text:p text:style-name="P10">Übersicht der Meilensteine.................................................................................3</text:p>
            </text:list-item>
          </text:list>
        </text:list-item>
        <text:list-item>
          <text:p text:style-name="P10">Beschreibung der Anforderungen.........................................................................................4</text:p>
        </text:list-item>
      </text:list>
      <text:p text:style-name="P8"/>
      <text:p text:style-name="P8"/>
      <text:p text:style-name="P8"/>
      <text:p text:style-name="P8"/>
      <text:p text:style-name="P8"/>
      <text:p text:style-name="P8"/>
      <text:p text:style-name="P8"><text:soft-page-break/></text:p>
      <text:p text:style-name="P8"/>
      <text:p text:style-name="P8"/>
      <text:p text:style-name="P8"/>
      <text:p text:style-name="P17"/>
      <text:p text:style-name="P17">1<text:tab/>Einleitung</text:p>
      <text:p text:style-name="P17"/>
      <text:p text:style-name="P17">1.1 Allgemeines</text:p>
      <text:p text:style-name="P17"/>
      <text:p text:style-name="P17">1.1.1 Zweck und Ziel dieses Dokuments</text:p>
      <text:p text:style-name="P17"/>
      <text:p text:style-name="P11"><text:span text:style-name="T3">Das Pflichtenheft soll zur Erläuterung des wie und womit, der Umsetzung des Projektes dienen. Es beschreibt die </text:span><text:span text:style-name="T4">Realisierungsvorgaben für die Angaben des Auftraggebers.</text:span></text:p>
      <text:p text:style-name="P16"/>
      <text:p text:style-name="P17">1.1.2 Abkürzungen</text:p>
      <text:p text:style-name="P16"/>
      <text:p text:style-name="P17">1.1.3 Ablage, Gültigkeit und Bezüge zu anderen Dokumentationen</text:p>
      <text:p text:style-name="P17"/>
      <text:p text:style-name="P17">2<text:tab/>Konzept und Rahmenbedingungen</text:p>
      <text:p text:style-name="P17"/>
      <text:p text:style-name="P17">2.1<text:tab/>Ziele des Anbieters</text:p>
      <text:p text:style-name="P17"/>
      <text:p text:style-name="P16">Der Anbieter möchte dieses Projekt mit den neusten Standards der Softwareentwicklung umsetzen um den Nutzen des Produktes langfristig gewährleisten zu können.</text:p>
      <text:p text:style-name="P16">Zudem soll des fertige Produkt dazu beitragen die sonst aufgewendete Zeit für Evaluationen an der Schule deutlich zu senken.</text:p>
      <text:p text:style-name="P16"/>
      <text:p text:style-name="P17">2.2<text:tab/>Ziele und Nutzen des Anwenders</text:p>
      <text:p text:style-name="P16"/>
      <text:p text:style-name="P16">Der Anwender kann das Produkt dazu verwenden um Umfragen zur Evaluation des Unterrichts zu erstellen, und Einladungen zu der entsprechenden Umfrage via Email an die Schüler zu verschicken. Die Lehrer sind dazu in der Lage eine Umfrage öffentlich oder privat zu Erstellen. Zudem wird der Aktuelle Status der Umfrage und der Bearbeitungsstand dargestellt.</text:p>
      <text:p text:style-name="P16"/>
      <text:p text:style-name="P17">2.3<text:tab/>Benutzer / Zielgruppe</text:p>
      <text:p text:style-name="P16"/>
      <text:p text:style-name="P16">Die Nutzer setzen sich aus Lehrern zusammen die, die Umfragen erstellen und aus Schülern die diese dann ausführen können.</text:p>
      <text:p text:style-name="P16"/>
      <text:p text:style-name="P17">2.4<text:tab/>Systemvoraussetzungen</text:p>
      <text:p text:style-name="P16"/>
      <text:p text:style-name="P16">Es wird ein Web-Server benötigt mit der PHP Version 7.</text:p>
      <text:p text:style-name="P16"/>
      <text:p text:style-name="P16"/>
      <text:p text:style-name="P16"><text:soft-page-break/></text:p>
      <text:p text:style-name="P16"/>
      <text:p text:style-name="P16"/>
      <text:p text:style-name="P16"/>
      <text:p text:style-name="P17">2.5<text:tab/>Ressourcen</text:p>
      <text:p text:style-name="P17"/>
      <text:p text:style-name="P16">Insgesamt arbeiten vier Entwickler an dem Projekt, diese haben 10 Wochen Zeit für die Umsetzung dieses Projekts. Jeder Entwickler hat einen eigenen Rechner zur Verfügung.</text:p>
      <text:p text:style-name="P16">Zudem wurde ein Repository erstellt (https://github.com/MoritzVonWirth/Eva.Lotion) um eine Versionierung des Projekts gewährleisten zu können.</text:p>
      <text:p text:style-name="P16"/>
      <text:p text:style-name="P17">2.6 Übersicht der Meilensteine</text:p>
      <text:p text:style-name="P16"/>
      <table:table table:name="Tabelle2" table:style-name="Tabelle2">
        <table:table-column table:style-name="Tabelle2.A" table:number-columns-repeated="2"/>
        <table:table-row>
          <table:table-cell table:style-name="Tabelle2.A1" table:number-columns-spanned="2" office:value-type="string">
            <text:p text:style-name="P5">Vorbereitungsphase</text:p>
          </table:table-cell>
          <table:covered-table-cell/>
        </table:table-row>
        <table:table-row>
          <table:table-cell table:style-name="Tabelle2.A2" office:value-type="string">
            <text:p text:style-name="P4">Anforderungen</text:p>
          </table:table-cell>
          <table:table-cell table:style-name="Tabelle2.B2" office:value-type="string">
            <text:p text:style-name="P4"/>
          </table:table-cell>
        </table:table-row>
        <table:table-row>
          <table:table-cell table:style-name="Tabelle2.A2" office:value-type="string">
            <text:p text:style-name="P4">Entwurf</text:p>
          </table:table-cell>
          <table:table-cell table:style-name="Tabelle2.B2" office:value-type="string">
            <text:p text:style-name="P4"/>
          </table:table-cell>
        </table:table-row>
        <table:table-row>
          <table:table-cell table:style-name="Tabelle2.B2" table:number-columns-spanned="2" office:value-type="string">
            <text:p text:style-name="P5">Implementierung und Test</text:p>
          </table:table-cell>
          <table:covered-table-cell/>
        </table:table-row>
        <table:table-row>
          <table:table-cell table:style-name="Tabelle2.A2" office:value-type="string">
            <text:p text:style-name="P4">Implementation</text:p>
          </table:table-cell>
          <table:table-cell table:style-name="Tabelle2.B2" office:value-type="string">
            <text:p text:style-name="P4"/>
          </table:table-cell>
        </table:table-row>
        <table:table-row>
          <table:table-cell table:style-name="Tabelle2.B2" table:number-columns-spanned="2" office:value-type="string">
            <text:p text:style-name="P5">Testphase</text:p>
          </table:table-cell>
          <table:covered-table-cell/>
        </table:table-row>
        <table:table-row>
          <table:table-cell table:style-name="Tabelle2.A2" office:value-type="string">
            <text:p text:style-name="P4">Überprüfung</text:p>
          </table:table-cell>
          <table:table-cell table:style-name="Tabelle2.B2" office:value-type="string">
            <text:p text:style-name="P4"/>
          </table:table-cell>
        </table:table-row>
        <table:table-row>
          <table:table-cell table:style-name="Tabelle2.A2" office:value-type="string">
            <text:p text:style-name="P4">Wartung</text:p>
          </table:table-cell>
          <table:table-cell table:style-name="Tabelle2.B2" office:value-type="string">
            <text:p text:style-name="P4"/>
          </table:table-cell>
        </table:table-row>
      </table:table>
      <text:p text:style-name="P16"/>
      <text:p text:style-name="P16"/>
      <text:p text:style-name="P17">3<text:tab/>Beschreibung der Anforderungen</text:p>
      <text:p text:style-name="P16"/>
      <text:p text:style-name="P16">3.1<text:tab/>Musskriterien</text:p>
      <text:p text:style-name="P16"/>
      <text:p text:style-name="P16"><text:tab/>/L0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Seite <text:page-number text:select-page="current">3</text:page-number> /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ritz von Wirth</meta:initial-creator>
    <meta:creation-date>2018-04-25T08:01:11.17</meta:creation-date>
    <dc:date>2018-05-02T13:25:56.80</dc:date>
    <dc:creator>Moritz von Wirth</dc:creator>
    <meta:editing-duration>P6DT2H26M47S</meta:editing-duration>
    <meta:editing-cycles>3</meta:editing-cycles>
    <meta:generator>OpenOffice/4.1.5$Win32 OpenOffice.org_project/415m1$Build-9789</meta:generator>
    <meta:printed-by>Moritz von Wirth</meta:printed-by>
    <meta:print-date>2018-04-30T14:46:19.15</meta:print-date>
    <meta:document-statistic meta:table-count="2" meta:image-count="0" meta:object-count="0" meta:page-count="3" meta:paragraph-count="69" meta:word-count="374" meta:character-count="3905"/>
  </office:meta>
</office:document-meta>
</file>